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width="0.006cm" draw:stroke-linejoin="round" draw:fill="solid" draw:fill-color="#12527f"/>
    </style:style>
  </office:automatic-styles>
  <office:body>
    <office:drawing>
      <draw:page draw:name="page1" draw:style-name="dp1" draw:master-page-name="Default">
        <draw:path draw:style-name="gr1" draw:layer="layout" svg:width="1.039cm" svg:height="1.021cm" draw:transform="rotate (-2.3385666647472) translate (2.05942704319334cm 1.3519456266445cm)" svg:viewBox="0 0 1040 1022" svg:d="M169 408l-1 305c122-117 737-710 740-713l132 138c3 2-656 629-738 716l313 1-167 167h-448v-446z">
          <text:p/>
        </draw:path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2.681cm" fo:page-height="2.68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generator>LibreOffice/4.2.8.2$Linux_X86_64 LibreOffice_project/420m0$Build-2</meta:generator>
    <dc:date>2015-11-28T10:31:54.197931620</dc:date>
    <meta:editing-duration>P0D</meta:editing-duration>
    <meta:editing-cycles>1</meta:editing-cycles>
    <meta:document-statistic meta:object-count="1"/>
  </office:meta>
</office:document-meta>
</file>